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3" style:family="paragraph" style:parent-style-name="Standard" style:list-style-name="">
      <style:paragraph-properties style:text-autospace="none"/>
      <style:text-properties style:use-window-font-color="true" style:font-name="Times-Roman" fo:font-size="19pt" fo:font-style="normal" fo:font-weight="bold" style:font-name-asian="Times-Roman" style:font-size-asian="19pt" style:font-style-asian="normal" style:font-weight-asian="bold" style:font-name-complex="Times-Roman" style:font-size-complex="19pt" style:font-style-complex="normal" style:font-weight-complex="bold"/>
    </style:style>
    <style:style style:name="P4" style:family="paragraph" style:parent-style-name="Standard" style:list-style-name="">
      <style:paragraph-properties style:text-autospace="none"/>
      <style:text-properties style:use-window-font-color="true"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P5" style:family="paragraph" style:parent-style-name="Standard" style:list-style-name="">
      <style:paragraph-properties fo:margin-top="0in" fo:margin-bottom="0.2917in" style:text-autospace="none"/>
    </style:style>
    <style:style style:name="P6" style:family="paragraph" style:parent-style-name="Standard" style:list-style-name="">
      <style:paragraph-properties fo:margin-top="0in" fo:margin-bottom="0.222in" style:text-autospace="none"/>
    </style:style>
    <style:style style:name="P7" style:family="paragraph" style:parent-style-name="Standard" style:list-style-name="">
      <style:paragraph-properties fo:margin-top="0in" fo:margin-bottom="0.222in"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8" style:family="paragraph" style:parent-style-name="Standard" style:list-style-name="">
      <style:paragraph-properties fo:margin-top="0in" fo:margin-bottom="0.111in"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9" style:family="paragraph" style:parent-style-name="Standard" style:list-style-name="">
      <style:paragraph-properties fo:margin-top="0in" fo:margin-bottom="0.25in" style:text-autospace="none"/>
      <style:text-properties style:use-window-font-color="true" style:font-name="Times-Roman" fo:font-size="19pt" fo:font-style="normal" fo:font-weight="bold" style:font-name-asian="Times-Roman" style:font-size-asian="19pt" style:font-style-asian="normal" style:font-weight-asian="bold" style:font-name-complex="Times-Roman" style:font-size-complex="19pt" style:font-style-complex="normal" style:font-weight-complex="bold"/>
    </style:style>
    <style:style style:name="P10"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style>
    <style:style style:name="P11" style:family="paragraph" style:parent-style-name="Standard" style:list-style-name="">
      <style:paragraph-properties fo:margin-left="0.5in" fo:margin-right="0in" fo:text-indent="-0.5in" style:auto-text-indent="false" style:text-autospace="none">
        <style:tab-stops>
          <style:tab-stop style:position="-0.3472in"/>
          <style:tab-stop style:position="0in"/>
        </style:tab-stops>
      </style:paragraph-properties>
    </style:style>
    <style:style style:name="T1" style:family="text">
      <style:text-properties fo:color="#0025e5" style:font-name="Times-Roman" fo:font-size="32pt" style:text-underline-style="solid" style:text-underline-width="auto" style:text-underline-color="#0025e5" fo:font-weight="bold" style:font-name-asian="Times-Roman" style:font-size-asian="32pt" style:font-weight-asian="bold" style:font-name-complex="Times-Roman" style:font-size-complex="32pt" style:font-weight-complex="bold"/>
    </style:style>
    <style:style style:name="T2" style:family="text">
      <style:text-properties fo:color="#0025e5" style:font-name="Times-Roman" fo:font-size="16pt" fo:font-style="normal" style:text-underline-style="solid" style:text-underline-width="auto" style:text-underline-color="#0025e5" fo:font-weight="normal" style:font-name-asian="Times-Roman" style:font-size-asian="16pt" style:font-style-asian="normal" style:font-weight-asian="normal" style:font-name-complex="Times-Roman" style:font-size-complex="16pt" style:font-style-complex="normal" style:font-weight-complex="normal"/>
    </style:style>
    <style:style style:name="T3" style:family="text">
      <style:text-properties style:font-name="Times-Roman" fo:font-size="32pt" fo:font-weight="bold" style:font-name-asian="Times-Roman" style:font-size-asian="32pt" style:font-weight-asian="bold" style:font-name-complex="Times-Roman" style:font-size-complex="32pt" style:font-weight-complex="bold"/>
    </style:style>
    <style:style style:name="T4" style:family="text">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T5" style:family="text">
      <style:text-properties style:use-window-font-color="true"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T6" style:family="text">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7" style:family="text">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T8" style:family="text">
      <style:text-properties style:use-window-font-color="true" style:font-name="Times-Roman" fo:font-size="19pt" fo:font-style="normal" fo:font-weight="bold" style:font-name-asian="Times-Roman" style:font-size-asian="19pt" style:font-style-asian="normal" style:font-weight-asian="bold" style:font-name-complex="Times-Roman" style:font-size-complex="19pt" style:font-style-complex="normal" style:font-weight-complex="bold"/>
    </style:style>
    <style:style style:name="T9" style:family="text">
      <style:text-properties style:use-window-font-color="true" style:font-name="Times-Roman" fo:font-size="11pt" fo:font-style="italic" fo:font-weight="normal" style:font-name-asian="Times-Roman" style:font-size-asian="11pt" style:font-style-asian="italic" style:font-weight-asian="normal" style:font-name-complex="Times-Roman" style:font-size-complex="11pt" style:font-style-complex="italic" style:font-weight-complex="normal"/>
    </style:style>
    <style:style style:name="T10" style:family="text">
      <style:text-properties style:use-window-font-color="true"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www.ccs.neu.edu/home/jaa/IS4200.12S/index.html"><text:span text:style-name="T1">IS4200/CS6200 12S</text:span></text:a><text:span text:style-name="T3"> </text:span><text:a xlink:type="simple" xlink:href="http://www.ccs.neu.edu/home/jaa/IS4200.12S/projects/index.html"><text:span text:style-name="T1">Project</text:span></text:a><text:span text:style-name="T3"> 02</text:span></text:p>
      <text:p text:style-name="P1"><text:span text:style-name="T4">Created: </text:span><text:span text:style-name="T5">Tue 13 Mar 2012</text:span><text:span text:style-name="T6"> </text:span></text:p>
      <text:p text:style-name="P1"><text:span text:style-name="T6">Last modified:  </text:span><text:span text:style-name="T5">03/13/2012 21:05:29</text:span></text:p>
      <text:p text:style-name="P6"><text:span text:style-name="T7">Assigned:</text:span><text:span text:style-name="T6"> Tue 13 Mar 2012 </text:span><text:span text:style-name="T7">Due:</text:span><text:span text:style-name="T6"> Tue 27 Mar 2012</text:span></text:p>
      <text:p text:style-name="P7"/>
      <text:p text:style-name="P8"/>
      <text:p text:style-name="P7"/>
      <text:p text:style-name="P9">PageRank</text:p>
      <text:p text:style-name="P1"><text:span text:style-name="T6">In this project, you will compute PageRank on a collection of 183,811 web documents. Consider the version of PageRank described in class and in </text:span><text:a xlink:type="simple" xlink:href="http://www.ccs.neu.edu/home/jaa/IS4200.12S/Homeworks/hw.03.html"><text:span text:style-name="T2">HW03</text:span></text:a><text:span text:style-name="T6">. PageRank can be computed iteratively as show in the following pseudocode:</text:span></text:p>
      <text:p text:style-name="P4">// P is the set of all pages; |P| = N</text:p>
      <text:p text:style-name="P4">// S is the set of sink nodes, i.e., pages that have no out links</text:p>
      <text:p text:style-name="P4">// M(p) is the set of pages that link to page p</text:p>
      <text:p text:style-name="P4">// L(q) is the number of out-links from page q</text:p>
      <text:p text:style-name="P4">// d is the PageRank damping/teleportation factor; use d = 0.85 as is typical</text:p>
      <text:p text:style-name="P4"/>
      <text:p text:style-name="P4">foreach page p in P</text:p>
      <text:p text:style-name="P4"><text:s text:c="2"/>PR(p) = 1/N <text:s text:c="25"/>/* initial value */</text:p>
      <text:p text:style-name="P4"/>
      <text:p text:style-name="P4">while PageRank has not converged do</text:p>
      <text:p text:style-name="P4"><text:s text:c="2"/>sinkPR = 0</text:p>
      <text:p text:style-name="P4"><text:s text:c="2"/>foreach page p in S <text:s text:c="17"/>/* calculate total sink PR */</text:p>
      <text:p text:style-name="P4"><text:s text:c="4"/>sinkPR += PR(p)</text:p>
      <text:p text:style-name="P4"><text:s text:c="2"/>foreach page p in P</text:p>
      <text:p text:style-name="P4"><text:s text:c="4"/>newPR(p) = (1-d)/N <text:s text:c="16"/>/* teleportation */</text:p>
      <text:p text:style-name="P4"><text:s text:c="4"/>newPR(p) += d*sinkPR/N <text:s text:c="12"/>/* spread remaining sink PR evenly */</text:p>
      <text:p text:style-name="P4"><text:s text:c="4"/>foreach page q in M(p) <text:s text:c="12"/>/* pages pointing to p */</text:p>
      <text:p text:style-name="P4"><text:s text:c="6"/>newPR(p) += d*PR(q)/L(q) <text:s text:c="8"/>/* add share of PageRank from in-links */</text:p>
      <text:p text:style-name="P4"><text:s text:c="2"/>foreach page p</text:p>
      <text:p text:style-name="P4"><text:s text:c="4"/>PR(p) = newPR(p)</text:p>
      <text:p text:style-name="P4"><text:soft-page-break/></text:p>
      <text:p text:style-name="P4">return PR</text:p>
      <text:p text:style-name="P1"><text:span text:style-name="T6">In order to facilitate the computation of PageRank using the above pseudocode, one would ideally have access to an in-link respresentation of the web graph, i.e., for each page p, a list of the pages q that link to p. For example, given the graph shown in Problem 5 from </text:span><text:a xlink:type="simple" xlink:href="http://www.ccs.neu.edu/home/jaa/IS4200.12S/Homeworks/hw.03.html"><text:span text:style-name="T2">HW03</text:span></text:a><text:span text:style-name="T6">, one such representation would be as follows</text:span></text:p>
      <text:p text:style-name="P4">A D E F</text:p>
      <text:p text:style-name="P4">B A F</text:p>
      <text:p text:style-name="P4">C A B D</text:p>
      <text:p text:style-name="P4">D B C</text:p>
      <text:p text:style-name="P4">E B C D F</text:p>
      <text:p text:style-name="P4">F A B D</text:p>
      <text:p text:style-name="P1"><text:span text:style-name="T6">where the first line indicates that page A is linked </text:span><text:span text:style-name="T5">from</text:span><text:span text:style-name="T6"> pages D, E, and F, and so on. Note that unlike the example in </text:span><text:a xlink:type="simple" xlink:href="http://www.ccs.neu.edu/home/jaa/IS4200.12S/Homeworks/hw.03.html"><text:span text:style-name="T2">HW03</text:span></text:a><text:span text:style-name="T6">, in a real web graph, not every page will have in-links, nor will every page have out-links.</text:span></text:p>
      <text:p text:style-name="P3">The Project</text:p>
      <text:p text:style-name="P10"><text:span text:style-name="T6">Implement the iterative PageRank algorithm as described above. Test your code on the example from </text:span><text:a xlink:type="simple" xlink:href="http://www.ccs.neu.edu/home/jaa/IS4200.12S/Homeworks/hw.03.html"><text:span text:style-name="T2">HW03</text:span></text:a><text:span text:style-name="T6"> using the input representation given above. Be sure that your code handles pages that have no in-links or out-links properly. (You may with to test on a few such examples.) </text:span><text:span text:style-name="T5">To hand in:</text:span><text:span text:style-name="T6"> List the PageRank values you obtain for each vertex after 1, 10, and 100 iterations of the PageRank algorithm. </text:span></text:p>
      <text:p text:style-name="P11"><text:span text:style-name="T6">Download the </text:span><text:a xlink:type="simple" xlink:href="http://www.ccs.neu.edu/home/jaa/IS4200.12S/projects/wt2g_inlinks"><text:span text:style-name="T2">in-links file</text:span></text:a><text:span text:style-name="T6"> for the </text:span><text:a xlink:type="simple" xlink:href="http://ir.dcs.gla.ac.uk/test_collections/access_to_data.html"><text:span text:style-name="T2">WT2g</text:span></text:a><text:span text:style-name="T6"> collection, a 2GB crawl of a subset of the web. This </text:span><text:a xlink:type="simple" xlink:href="http://www.ccs.neu.edu/home/jaa/IS4200.12S/projects/wt2g_inlinks"><text:span text:style-name="T2">in-links file</text:span></text:a><text:span text:style-name="T6"> is in the format described above for the </text:span><text:a xlink:type="simple" xlink:href="http://www.ccs.neu.edu/home/jaa/IS4200.12S/Homeworks/hw.03.html"><text:span text:style-name="T2">HW03</text:span></text:a><text:span text:style-name="T6"> example. Run your iterative version of PageRank algorithm until your PageRank values "converge". To test for convergence, calculate the </text:span><text:a xlink:type="simple" xlink:href="http://en.wikipedia.org/wiki/Perplexity"><text:span text:style-name="T2">perplexity</text:span></text:a><text:span text:style-name="T6"> of the PageRank distribution, where perplexity is simply 2 raised to the </text:span><text:a xlink:type="simple" xlink:href="http://en.wikipedia.org/wiki/Entropy_(Information_theory)"><text:span text:style-name="T2">entropy</text:span></text:a><text:span text:style-name="T6"> of the PageRank distribution, i.e., 2</text:span><text:span text:style-name="T9">H(PR)</text:span><text:span text:style-name="T6">. Perplexity is a measure of how "skewed" a distribution is --- the more "skewed" (i.e., less uniform) a distribution is, the lower its preplexity. Informally, you can think of perplexity as measuring the number of elements that have a "reasonably large" probability weight; technically, the perplexity of a distribution with entropy </text:span><text:span text:style-name="T5">h</text:span><text:span text:style-name="T6"> is the number of elements </text:span><text:span text:style-name="T5">n</text:span><text:span text:style-name="T6"> such that a uniform distribution over </text:span><text:span text:style-name="T5">n</text:span><text:span text:style-name="T6"> elements would also have entropy </text:span><text:span text:style-name="T5">h</text:span><text:span text:style-name="T6">. (Hence, both distributions would be equally "unpredictable".)  Run your iterative PageRank algorthm, outputting the perplexity of your PageRank distibution until the perplexity value no longer changes in the units position for at least </text:span><text:span text:style-name="T5">four</text:span><text:span text:style-name="T6"> iterations. (The </text:span><text:soft-page-break/><text:span text:style-name="T6">units position is the position just to the left of the decimal point.)  For debugging purposes, here are the first five perplexity values that you should obtain (roughly):   183811, 79669.9, 86267.7, 72260.4, 75132.4  </text:span><text:span text:style-name="T5">To hand in:</text:span><text:span text:style-name="T6"> List the perplexity values you obtain in each round until convergence as described above. </text:span></text:p>
      <text:p text:style-name="P11"><text:span text:style-name="T6">Sort the collection of web pages by the PageRank values you obtain. </text:span><text:span text:style-name="T5">To hand in:</text:span><text:span text:style-name="T6"> List the document IDs of the top 10 pages as sorted by PageRank, together with their PageRank values. </text:span></text:p>
      <text:p text:style-name="P11"><text:span text:style-name="T6">Examine these top 10 pages in Lemur by using the "e=docID" option with database "d=0", which is the index of the WT2g collection. For example, the link  </text:span><text:a xlink:type="simple" xlink:href="http://fiji4.ccs.neu.edu/~zerg/lemurcgi_IRclass/lemur.cgi?d=0&amp;e=WT04-B22-268"><text:span text:style-name="T2">http://fiji4.ccs.neu.edu/~zerg/lemurcgi_IRclass/lemur.cgi?d=0&amp;e=WT04-B22-268 </text:span></text:a><text:span text:style-name="T6"> will bring up document WT04-B22-268, which is an article on the Comprehensive Test Ban Treaty.  </text:span><text:span text:style-name="T5">To hand in:</text:span><text:span text:style-name="T6"> Explain why these documents have high PageRank values, i.e., why is it that these particular pages are linked to by (possibly) many other pages with (possibly) high PageRank values. Are all of these documents ones that users would likely want to see in response to an appropriate query? Which one are and which ones are not? For those that are not "interesting" documents, why do they have high PageRank values? In short, give an analysis of the PageRank results you obtain. </text:span></text:p>
      <text:p text:style-name="P9">What to Submit</text:p>
      <text:p text:style-name="P2">In addition to the items mentioned above, you should hand in a copy of your code, which should hopefully be relatively short. (The pseudocode for the iterative PageRank algorithm is 10 lines long, as shown above.)</text:p>
      <text:p text:style-name="P3">Grading</text:p>
      <text:p text:style-name="P1"><text:span text:style-name="T6">This project is worth a maximum of 200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weta Memane</meta:initial-creator>
    <meta:creation-date>2012-04-21T12:16:01</meta:creation-date>
    <meta:document-statistic meta:table-count="0" meta:image-count="0" meta:object-count="0" meta:page-count="3" meta:paragraph-count="42" meta:word-count="836" meta:character-count="4896"/>
    <dc:date>2012-04-21T12:16:21</dc:date>
    <dc:creator>Shweta Memane</dc:creator>
    <meta:editing-duration>PT20S</meta:editing-duration>
    <meta:editing-cycles>1</meta:editing-cycles>
    <meta:generator>OpenOffice.org/3.3$Unix OpenOffice.org_project/330m17$Build-9551</meta:generator>
  </office:meta>
</office:document-meta>
</file>